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b4ea0" officeooo:paragraph-rsid="000b4ea0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b4ea0" officeooo:paragraph-rsid="000b4ea0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b4ea0" officeooo:paragraph-rsid="000b4ea0" style:font-size-asian="11.3500003814697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 lab 5</text:p>
      <text:p text:style-name="P2">name: Abhinav Singh Bhagtana</text:p>
      <text:p text:style-name="P2">reg no: 230905225</text:p>
      <text:p text:style-name="P2">roll no: A-029</text:p>
      <text:p text:style-name="P2"/>
      <text:p text:style-name="P2">Q1.Count the number of vowels and consonants in the given input.</text:p>
      <text:p text:style-name="P2">%{</text:p>
      <text:p text:style-name="P2">#include &lt;stdio.h&gt;</text:p>
      <text:p text:style-name="P2">int vowels = 0;</text:p>
      <text:p text:style-name="P2">int consonants = 0;</text:p>
      <text:p text:style-name="P2">%}</text:p>
      <text:p text:style-name="P2"/>
      <text:p text:style-name="P2">%%</text:p>
      <text:p text:style-name="P2"/>
      <text:p text:style-name="P2">[aeiouAEIOU] <text:s text:c="9"/>{ vowels++; }</text:p>
      <text:p text:style-name="P2">[a-zA-Z] <text:s text:c="13"/>{ consonants++; }</text:p>
      <text:p text:style-name="P2">. <text:s text:c="20"/>{ }</text:p>
      <text:p text:style-name="P2"/>
      <text:p text:style-name="P2">%%</text:p>
      <text:p text:style-name="P2"/>
      <text:p text:style-name="P2">int main() {</text:p>
      <text:p text:style-name="P2"><text:s text:c="4"/>printf("Enter a string: \n");</text:p>
      <text:p text:style-name="P2"><text:s text:c="4"/>yylex();</text:p>
      <text:p text:style-name="P2"><text:s text:c="4"/>printf("\n--- Results ---\n");</text:p>
      <text:p text:style-name="P2"><text:s text:c="4"/>printf("Vowels: %d\n", vowels);</text:p>
      <text:p text:style-name="P2"><text:s text:c="4"/>printf("Consonants: %d\n", consonants);</text:p>
      <text:p text:style-name="P2"><text:s text:c="4"/>return 0;</text:p>
      <text:p text:style-name="P2">}</text:p>
      <text:p text:style-name="P2"/>
      <text:p text:style-name="P2">int yywrap() {</text:p>
      <text:p text:style-name="P2"><text:s text:c="4"/>return 1;</text:p>
      <text:p text:style-name="P2">}</text:p>
      <text:p text:style-name="P3">output:</text:p>
      <text:p text:style-name="P2">Enter a string: </text:p>
      <text:p text:style-name="P2">hi hello my name</text:p>
      <text:p text:style-name="P2"/>
      <text:p text:style-name="P2"/>
      <text:p text:style-name="P2">--- Results ---</text:p>
      <text:p text:style-name="P2">Vowels: 5</text:p>
      <text:p text:style-name="P2">Consonants: 8</text:p>
      <text:p text:style-name="P2"/>
      <text:p text:style-name="P2">Q2.Count the number of words, characters, blanks and lines in a given text.</text:p>
      <text:p text:style-name="P2">%{</text:p>
      <text:p text:style-name="P2">#include &lt;stdio.h&gt;</text:p>
      <text:p text:style-name="P2">int words = 0;</text:p>
      <text:p text:style-name="P2">int chars = 0;</text:p>
      <text:p text:style-name="P2">int blanks = 0;</text:p>
      <text:p text:style-name="P2"><text:soft-page-break/>int lines = 0;</text:p>
      <text:p text:style-name="P2">%}</text:p>
      <text:p text:style-name="P2"/>
      <text:p text:style-name="P2">%%</text:p>
      <text:p text:style-name="P2">[a-zA-Z_][a-zA-Z0-9_]* { words++; chars += yyleng; } </text:p>
      <text:p text:style-name="P2">[ ]+ <text:s text:c="18"/>{ blanks += yyleng; } </text:p>
      <text:p text:style-name="P2">\n <text:s text:c="20"/>{ lines++; }</text:p>
      <text:p text:style-name="P2">. <text:s text:c="21"/>{ chars++; } </text:p>
      <text:p text:style-name="P2">%%</text:p>
      <text:p text:style-name="P2"/>
      <text:p text:style-name="P2">int main() {</text:p>
      <text:p text:style-name="P2"><text:s text:c="4"/>printf("Enter string (Ctrl+D to finish):\n");</text:p>
      <text:p text:style-name="P2"><text:s text:c="4"/>yylex();</text:p>
      <text:p text:style-name="P2"><text:s text:c="4"/>printf("\n--- Results ---\n");</text:p>
      <text:p text:style-name="P2"><text:s text:c="4"/>printf("Words: %d\nChars: %d\nBlanks: %d\nLines: %d\n", words, chars, blanks, lines);</text:p>
      <text:p text:style-name="P2"><text:s text:c="4"/>return 0;</text:p>
      <text:p text:style-name="P2">}</text:p>
      <text:p text:style-name="P2"/>
      <text:p text:style-name="P2">int yywrap() { return 1; }</text:p>
      <text:p text:style-name="P3">output:</text:p>
      <text:p text:style-name="P2">Enter string (Ctrl+D to finish):</text:p>
      <text:p text:style-name="P2">hi hello</text:p>
      <text:p text:style-name="P2">my name</text:p>
      <text:p text:style-name="P2"/>
      <text:p text:style-name="P2">--- Results ---</text:p>
      <text:p text:style-name="P2">Words: 4</text:p>
      <text:p text:style-name="P2">Chars: 13</text:p>
      <text:p text:style-name="P2">Blanks: 2</text:p>
      <text:p text:style-name="P2">Lines: 2</text:p>
      <text:p text:style-name="P2"/>
      <text:p text:style-name="P2">Q3.Find the number of positive integer, negative integer, positive floating positive number and negative floating point number</text:p>
      <text:p text:style-name="P2">%{</text:p>
      <text:p text:style-name="P2">#include &lt;stdio.h&gt;</text:p>
      <text:p text:style-name="P2">int posint = 0;</text:p>
      <text:p text:style-name="P2">int negint = 0;</text:p>
      <text:p text:style-name="P2">int floatpos = 0;</text:p>
      <text:p text:style-name="P2">int floatneg = 0;</text:p>
      <text:p text:style-name="P2">%}</text:p>
      <text:p text:style-name="P2"/>
      <text:p text:style-name="P2">%%</text:p>
      <text:p text:style-name="P2"/>
      <text:p text:style-name="P2">-[0-9]+\.[0-9]+ <text:s text:c="3"/>{ floatneg++; }</text:p>
      <text:p text:style-name="P2"/>
      <text:p text:style-name="P2"/>
      <text:p text:style-name="P2">\+?[0-9]+\.[0-9]+ <text:s/>{ floatpos++; }</text:p>
      <text:p text:style-name="P2"/>
      <text:p text:style-name="P2"><text:s/></text:p>
      <text:p text:style-name="P2"><text:soft-page-break/>-[0-9]+ <text:s text:c="11"/>{ negint++; }</text:p>
      <text:p text:style-name="P2"/>
      <text:p text:style-name="P2"><text:s/></text:p>
      <text:p text:style-name="P2">\+?[0-9]+ <text:s text:c="9"/>{ posint++; }</text:p>
      <text:p text:style-name="P2"/>
      <text:p text:style-name="P2">[ \t\n] <text:s text:c="11"/>{ <text:s/>}</text:p>
      <text:p text:style-name="P2">. <text:s text:c="17"/>{ }</text:p>
      <text:p text:style-name="P2">%%</text:p>
      <text:p text:style-name="P2"/>
      <text:p text:style-name="P2">int main() {</text:p>
      <text:p text:style-name="P2"><text:s text:c="4"/>printf("Enter numbers (Ctrl+D to finish):\n");</text:p>
      <text:p text:style-name="P2"><text:s text:c="4"/>yylex();</text:p>
      <text:p text:style-name="P2"><text:s text:c="4"/>printf("\n--- Summary ---\n");</text:p>
      <text:p text:style-name="P2"><text:s text:c="4"/>printf("Positive integers: %d\n", posint);</text:p>
      <text:p text:style-name="P2"><text:s text:c="4"/>printf("Negative integers: %d\n", negint);</text:p>
      <text:p text:style-name="P2"><text:s text:c="4"/>printf("Positive floating point: %d\n", floatpos);</text:p>
      <text:p text:style-name="P2"><text:s text:c="4"/>printf("Negative floating point: %d\n", floatneg);</text:p>
      <text:p text:style-name="P2"><text:s text:c="4"/>return 0;</text:p>
      <text:p text:style-name="P2">}</text:p>
      <text:p text:style-name="P2"/>
      <text:p text:style-name="P2">int yywrap() { return 1; }</text:p>
      <text:p text:style-name="P3">output:</text:p>
      <text:p text:style-name="P2">Enter numbers (Ctrl+D to finish):</text:p>
      <text:p text:style-name="P2">54</text:p>
      <text:p text:style-name="P2">34</text:p>
      <text:p text:style-name="P2">24.4</text:p>
      <text:p text:style-name="P2">-23</text:p>
      <text:p text:style-name="P2">-2333</text:p>
      <text:p text:style-name="P2">-0.09</text:p>
      <text:p text:style-name="P2"/>
      <text:p text:style-name="P2">--- Summary ---</text:p>
      <text:p text:style-name="P2">Positive integers: 2</text:p>
      <text:p text:style-name="P2">Negative integers: 2</text:p>
      <text:p text:style-name="P2">Positive floating point: 1</text:p>
      <text:p text:style-name="P2">Negative floating point: 1</text:p>
      <text:p text:style-name="P2"/>
      <text:p text:style-name="P2">Q4.Given a input C file, replace all scanf with READ and printf with WRITE statements also find the number</text:p>
      <text:p text:style-name="P2">of scanf and printf in the file.</text:p>
      <text:p text:style-name="P2">%{</text:p>
      <text:p text:style-name="P2">#include &lt;stdio.h&gt;</text:p>
      <text:p text:style-name="P2">int s_count = 0;</text:p>
      <text:p text:style-name="P2">int p_count = 0;</text:p>
      <text:p text:style-name="P2">%}</text:p>
      <text:p text:style-name="P2"/>
      <text:p text:style-name="P2">%%</text:p>
      <text:p text:style-name="P2"/>
      <text:p text:style-name="P2">"scanf" <text:s text:c="4"/>{ s_count++; fprintf(yyout, "READ"); }</text:p>
      <text:p text:style-name="P2"><text:soft-page-break/>"printf" <text:s text:c="3"/>{ p_count++; fprintf(yyout, "WRITE"); }</text:p>
      <text:p text:style-name="P2"/>
      <text:p text:style-name="P2">%%</text:p>
      <text:p text:style-name="P2"/>
      <text:p text:style-name="P2">int main(int argc, char **argv) {</text:p>
      <text:p text:style-name="P2"><text:s text:c="4"/>if (argc &lt; 3) {</text:p>
      <text:p text:style-name="P2"><text:s text:c="8"/>printf("Usage: %s &lt;input_file&gt; &lt;output_file&gt;\n", argv[0]);</text:p>
      <text:p text:style-name="P2"><text:s text:c="8"/>return 1;</text:p>
      <text:p text:style-name="P2"><text:s text:c="4"/>}</text:p>
      <text:p text:style-name="P2"/>
      <text:p text:style-name="P2"><text:s text:c="4"/></text:p>
      <text:p text:style-name="P2"><text:s text:c="4"/>yyin = fopen(argv[1], "r");</text:p>
      <text:p text:style-name="P2"><text:s text:c="4"/>if (!yyin) {</text:p>
      <text:p text:style-name="P2"><text:s text:c="8"/>perror("Error opening input file");</text:p>
      <text:p text:style-name="P2"><text:s text:c="8"/>return 1;</text:p>
      <text:p text:style-name="P2"><text:s text:c="4"/>}</text:p>
      <text:p text:style-name="P2"/>
      <text:p text:style-name="P2"><text:s text:c="4"/></text:p>
      <text:p text:style-name="P2"><text:s text:c="4"/>yyout = fopen(argv[2], "w");</text:p>
      <text:p text:style-name="P2"><text:s text:c="4"/>if (!yyout) {</text:p>
      <text:p text:style-name="P2"><text:s text:c="8"/>perror("Error creating output file");</text:p>
      <text:p text:style-name="P2"><text:s text:c="8"/>return 1;</text:p>
      <text:p text:style-name="P2"><text:s text:c="4"/>}</text:p>
      <text:p text:style-name="P2"/>
      <text:p text:style-name="P2"><text:s text:c="4"/>yylex();</text:p>
      <text:p text:style-name="P2"/>
      <text:p text:style-name="P2"><text:s text:c="4"/></text:p>
      <text:p text:style-name="P2"><text:s text:c="4"/>fprintf(yyout, "\n\n/* --- Statistics --- */\n");</text:p>
      <text:p text:style-name="P2"><text:s text:c="4"/>fprintf(yyout, "/* Total scanf replaced: %d */\n", s_count);</text:p>
      <text:p text:style-name="P2"><text:s text:c="4"/>fprintf(yyout, "/* Total printf replaced: %d */\n", p_count);</text:p>
      <text:p text:style-name="P2"/>
      <text:p text:style-name="P2"><text:s text:c="4"/>fclose(yyin);</text:p>
      <text:p text:style-name="P2"><text:s text:c="4"/>fclose(yyout);</text:p>
      <text:p text:style-name="P2"><text:s text:c="4"/></text:p>
      <text:p text:style-name="P2"><text:s text:c="4"/>printf("Processing complete. Check %s for results.\n", argv[2]);</text:p>
      <text:p text:style-name="P2"><text:s text:c="4"/>return 0;</text:p>
      <text:p text:style-name="P2">}</text:p>
      <text:p text:style-name="P2"/>
      <text:p text:style-name="P2">int yywrap() {</text:p>
      <text:p text:style-name="P2"><text:s text:c="4"/>return 1;</text:p>
      <text:p text:style-name="P2">}</text:p>
      <text:p text:style-name="P3">input:</text:p>
      <text:p text:style-name="P2">#include &lt;stdio.h&gt;</text:p>
      <text:p text:style-name="P2">int main()</text:p>
      <text:p text:style-name="P2">{</text:p>
      <text:p text:style-name="P2"><text:tab/>int n;</text:p>
      <text:p text:style-name="P2"><text:tab/>printf("hello world");</text:p>
      <text:p text:style-name="P2"><text:tab/>scanf("%d",&amp;n);</text:p>
      <text:p text:style-name="P2"><text:soft-page-break/><text:tab/>printf("taken input");</text:p>
      <text:p text:style-name="P2"><text:tab/>printf("output %d",n);</text:p>
      <text:p text:style-name="P2"><text:tab/>return 0;</text:p>
      <text:p text:style-name="P2">}</text:p>
      <text:p text:style-name="P3">output:</text:p>
      <text:p text:style-name="P2">#include &lt;stdio.h&gt;</text:p>
      <text:p text:style-name="P2">int main()</text:p>
      <text:p text:style-name="P2">{</text:p>
      <text:p text:style-name="P2"><text:tab/>int n;</text:p>
      <text:p text:style-name="P2"><text:tab/>WRITE("hello world");</text:p>
      <text:p text:style-name="P2"><text:tab/>READ("%d",&amp;n);</text:p>
      <text:p text:style-name="P2"><text:tab/>WRITE("taken input");</text:p>
      <text:p text:style-name="P2"><text:tab/>WRITE("output %d",n);</text:p>
      <text:p text:style-name="P2"><text:tab/>return 0;</text:p>
      <text:p text:style-name="P2">}</text:p>
      <text:p text:style-name="P2"/>
      <text:p text:style-name="P2"/>
      <text:p text:style-name="P2">/* --- Statistics --- */</text:p>
      <text:p text:style-name="P2">/* Total scanf replaced: 1 */</text:p>
      <text:p text:style-name="P2">/* Total printf replaced: 3 */</text:p>
      <text:p text:style-name="P2"/>
      <text:p text:style-name="P2">Q5.That changes a number from decimal to hexadecimal notation.</text:p>
      <text:p text:style-name="P2">%{</text:p>
      <text:p text:style-name="P2">#include &lt;stdio.h&gt;</text:p>
      <text:p text:style-name="P2">#include &lt;stdlib.h&gt; </text:p>
      <text:p text:style-name="P2"/>
      <text:p text:style-name="P2">int num[100];</text:p>
      <text:p text:style-name="P2">int i = 0;</text:p>
      <text:p text:style-name="P2">%}</text:p>
      <text:p text:style-name="P2"/>
      <text:p text:style-name="P2">%%</text:p>
      <text:p text:style-name="P2">[0-9]+ <text:s/>{ </text:p>
      <text:p text:style-name="P2"><text:s text:c="10"/></text:p>
      <text:p text:style-name="P2"><text:s text:c="10"/>num[i++] = atoi(yytext); </text:p>
      <text:p text:style-name="P2"><text:s text:c="8"/>}</text:p>
      <text:p text:style-name="P2">[ \t\n] { <text:s/>}</text:p>
      <text:p text:style-name="P2">. <text:s text:c="6"/>{ }</text:p>
      <text:p text:style-name="P2">%%</text:p>
      <text:p text:style-name="P2"/>
      <text:p text:style-name="P2">void printHex(int n) {</text:p>
      <text:p text:style-name="P2"><text:s text:c="4"/>if (n == 0) {</text:p>
      <text:p text:style-name="P2"><text:s text:c="8"/>printf("0");</text:p>
      <text:p text:style-name="P2"><text:s text:c="8"/>return;</text:p>
      <text:p text:style-name="P2"><text:s text:c="4"/>}</text:p>
      <text:p text:style-name="P2"/>
      <text:p text:style-name="P2"><text:s text:c="4"/>char hex[50];</text:p>
      <text:p text:style-name="P2"><text:s text:c="4"/>int j = 0;</text:p>
      <text:p text:style-name="P2"/>
      <text:p text:style-name="P2"><text:soft-page-break/><text:s text:c="4"/>while (n &gt; 0) {</text:p>
      <text:p text:style-name="P2"><text:s text:c="8"/>int temp = n % 16;</text:p>
      <text:p text:style-name="P2"><text:s text:c="8"/>if (temp &lt; 10)</text:p>
      <text:p text:style-name="P2"><text:s text:c="12"/>hex[j++] = temp + 48; // '0'-'9'</text:p>
      <text:p text:style-name="P2"><text:s text:c="8"/>else</text:p>
      <text:p text:style-name="P2"><text:s text:c="12"/>hex[j++] = temp + 55; // 'A'-'F'</text:p>
      <text:p text:style-name="P2"><text:s text:c="8"/>n = n / 16;</text:p>
      <text:p text:style-name="P2"><text:s text:c="4"/>}</text:p>
      <text:p text:style-name="P2"/>
      <text:p text:style-name="P2"><text:s text:c="4"/></text:p>
      <text:p text:style-name="P2"><text:s text:c="4"/>for (int k = j - 1; k &gt;= 0; k--) {</text:p>
      <text:p text:style-name="P2"><text:s text:c="8"/>printf("%c", hex[k]);</text:p>
      <text:p text:style-name="P2"><text:s text:c="4"/>}</text:p>
      <text:p text:style-name="P2">}</text:p>
      <text:p text:style-name="P2"/>
      <text:p text:style-name="P2">int main() {</text:p>
      <text:p text:style-name="P2"><text:s text:c="4"/>printf("Enter numbers (Ctrl+D to finish):\n");</text:p>
      <text:p text:style-name="P2"><text:s text:c="4"/>yylex();</text:p>
      <text:p text:style-name="P2"/>
      <text:p text:style-name="P2"><text:s text:c="4"/>printf("\n--- Hexadecimal Results ---\n");</text:p>
      <text:p text:style-name="P2"><text:s text:c="4"/>for(int k = 0; k &lt; i; k++) {</text:p>
      <text:p text:style-name="P2"><text:s text:c="8"/>printf("Decimal %d to Hex: ", num[k]);</text:p>
      <text:p text:style-name="P2"><text:s text:c="8"/>printHex(num[k]);</text:p>
      <text:p text:style-name="P2"><text:s text:c="8"/>printf("\n");</text:p>
      <text:p text:style-name="P2"><text:s text:c="4"/>}</text:p>
      <text:p text:style-name="P2"><text:s text:c="4"/>return 0;</text:p>
      <text:p text:style-name="P2">}</text:p>
      <text:p text:style-name="P2"/>
      <text:p text:style-name="P2">int yywrap() { return 1; }</text:p>
      <text:p text:style-name="P3">output:</text:p>
      <text:p text:style-name="P2">Enter numbers (Ctrl+D to finish):</text:p>
      <text:p text:style-name="P2">234</text:p>
      <text:p text:style-name="P2">234</text:p>
      <text:p text:style-name="P2">233</text:p>
      <text:p text:style-name="P2">33</text:p>
      <text:p text:style-name="P2">2</text:p>
      <text:p text:style-name="P2"/>
      <text:p text:style-name="P2">--- Hexadecimal Results ---</text:p>
      <text:p text:style-name="P2">Decimal 234 to Hex: EA</text:p>
      <text:p text:style-name="P2">Decimal 234 to Hex: EA</text:p>
      <text:p text:style-name="P2">Decimal 233 to Hex: E9</text:p>
      <text:p text:style-name="P2">Decimal 33 to Hex: 21</text:p>
      <text:p text:style-name="P2">Decimal 2 to Hex: 2</text:p>
      <text:p text:style-name="P2"/>
      <text:p text:style-name="P2">Q6.Convert uppercase characters to lowercase characters of C file excluding the characters present in the</text:p>
      <text:p text:style-name="P2">comment.</text:p>
      <text:p text:style-name="P2"/>
      <text:p text:style-name="P2"><text:soft-page-break/>%{</text:p>
      <text:p text:style-name="P2">#include &lt;stdio.h&gt;</text:p>
      <text:p text:style-name="P2">#include &lt;ctype.h&gt;</text:p>
      <text:p text:style-name="P2">int count = 0;</text:p>
      <text:p text:style-name="P2">%}</text:p>
      <text:p text:style-name="P2"/>
      <text:p text:style-name="P2"/>
      <text:p text:style-name="P2">%x COMMENT</text:p>
      <text:p text:style-name="P2"/>
      <text:p text:style-name="P2">%%</text:p>
      <text:p text:style-name="P2"/>
      <text:p text:style-name="P2"/>
      <text:p text:style-name="P2">"//".* { fprintf(yyout, "%s", yytext); }</text:p>
      <text:p text:style-name="P2"/>
      <text:p text:style-name="P2"/>
      <text:p text:style-name="P2">"/*" <text:s text:c="15"/>{ fprintf(yyout, "%s", yytext); BEGIN(COMMENT); }</text:p>
      <text:p text:style-name="P2">&lt;COMMENT&gt;"*/" <text:s text:c="6"/>{ fprintf(yyout, "%s", yytext); BEGIN(INITIAL); }</text:p>
      <text:p text:style-name="P2">&lt;COMMENT&gt;. <text:s text:c="9"/>{ fputc(yytext[0], yyout); }</text:p>
      <text:p text:style-name="P2">&lt;COMMENT&gt;\n <text:s text:c="8"/>{ fputc('\n', yyout); }</text:p>
      <text:p text:style-name="P2"/>
      <text:p text:style-name="P2"><text:s/></text:p>
      <text:p text:style-name="P2">[A-Z] <text:s text:c="14"/>{ </text:p>
      <text:p text:style-name="P2"><text:s text:c="22"/>count++; </text:p>
      <text:p text:style-name="P2"><text:s text:c="22"/>fputc(tolower(yytext[0]), yyout); </text:p>
      <text:p text:style-name="P2"><text:s text:c="20"/>}</text:p>
      <text:p text:style-name="P2"/>
      <text:p text:style-name="P2"><text:s/></text:p>
      <text:p text:style-name="P2">. <text:s text:c="18"/>{ fputc(yytext[0], yyout); }</text:p>
      <text:p text:style-name="P2">\n <text:s text:c="17"/>{ fputc('\n', yyout); }</text:p>
      <text:p text:style-name="P2"/>
      <text:p text:style-name="P2">%%</text:p>
      <text:p text:style-name="P2"/>
      <text:p text:style-name="P2">int main(int argc, char **argv) {</text:p>
      <text:p text:style-name="P2"><text:s text:c="4"/>if (argc &lt; 3) {</text:p>
      <text:p text:style-name="P2"><text:s text:c="8"/>printf("Usage: %s &lt;input_file&gt; &lt;output_file&gt;\n", argv[0]);</text:p>
      <text:p text:style-name="P2"><text:s text:c="8"/>return 1;</text:p>
      <text:p text:style-name="P2"><text:s text:c="4"/>}</text:p>
      <text:p text:style-name="P2"/>
      <text:p text:style-name="P2"><text:s text:c="4"/>yyin = fopen(argv[1], "r");</text:p>
      <text:p text:style-name="P2"><text:s text:c="4"/>yyout = fopen(argv[2], "w");</text:p>
      <text:p text:style-name="P2"/>
      <text:p text:style-name="P2"><text:s text:c="4"/>if (!yyin || !yyout) {</text:p>
      <text:p text:style-name="P2"><text:s text:c="8"/>perror("File error");</text:p>
      <text:p text:style-name="P2"><text:s text:c="8"/>return 1;</text:p>
      <text:p text:style-name="P2"><text:s text:c="4"/>}</text:p>
      <text:p text:style-name="P2"/>
      <text:p text:style-name="P2"><text:s text:c="4"/>yylex();</text:p>
      <text:p text:style-name="P2"/>
      <text:p text:style-name="P2"><text:soft-page-break/><text:s text:c="4"/>fprintf(yyout, "\n\n/* --- Statistics --- */\n");</text:p>
      <text:p text:style-name="P2"><text:s text:c="4"/>fprintf(yyout, "/* Total uppercase characters replaced: %d */\n", count);</text:p>
      <text:p text:style-name="P2"/>
      <text:p text:style-name="P2"><text:s text:c="4"/>fclose(yyin);</text:p>
      <text:p text:style-name="P2"><text:s text:c="4"/>fclose(yyout);</text:p>
      <text:p text:style-name="P2"><text:s text:c="4"/>return 0;</text:p>
      <text:p text:style-name="P2">}</text:p>
      <text:p text:style-name="P2"/>
      <text:p text:style-name="P2">int yywrap() { return 1; }</text:p>
      <text:p text:style-name="P3">input:</text:p>
      <text:p text:style-name="P2">#INCLUDE &lt;stdio.h&gt;</text:p>
      <text:p text:style-name="P2">//INCLUDED STDIO</text:p>
      <text:p text:style-name="P2">int MAIN(){</text:p>
      <text:p text:style-name="P2"><text:tab/>RETURN 1;</text:p>
      <text:p text:style-name="P2">}</text:p>
      <text:p text:style-name="P3">output:</text:p>
      <text:p text:style-name="P2">#include &lt;stdio.h&gt;</text:p>
      <text:p text:style-name="P2">//INCLUDED STDIO</text:p>
      <text:p text:style-name="P2">int main(){</text:p>
      <text:p text:style-name="P2"><text:tab/>return 1;</text:p>
      <text:p text:style-name="P2">}</text:p>
      <text:p text:style-name="P2"/>
      <text:p text:style-name="P2"/>
      <text:p text:style-name="P2">/* --- Statistics --- */</text:p>
      <text:p text:style-name="P2">/* Total uppercase characters replaced: 17 *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3T10:11:01.994828990</meta:creation-date>
    <dc:date>2026-02-03T10:23:57.158763457</dc:date>
    <meta:editing-duration>PT11M31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8" meta:paragraph-count="288" meta:word-count="884" meta:character-count="5964" meta:non-whitespace-character-count="4531"/>
  </office:meta>
</office:document-meta>
</file>